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cm" fo:margin-right="0cm" fo:text-align="end"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fo:font-size="12pt" fo:font-weight="bold" style:font-size-asian="12pt" style:font-weight-asian="bold" style:font-size-complex="12pt" style:font-weight-complex="bold"/>
    </style:style>
    <style:style style:name="P2" style:family="paragraph" style:parent-style-name="Contents_20_1">
      <style:paragraph-properties>
        <style:tab-stops>
          <style:tab-stop style:position="15.998cm" style:type="right" style:leader-style="dotted" style:leader-text="."/>
        </style:tab-stops>
      </style:paragraph-properties>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Heading_20_2">
      <style:text-properties fo:font-style="italic" style:font-style-asian="italic" style:font-style-complex="italic"/>
    </style:style>
    <style:style style:name="P5" style:family="paragraph" style:parent-style-name="podstawowy_5f_akapit_5f_pozdro">
      <style:text-properties officeooo:paragraph-rsid="001dd78b"/>
    </style:style>
    <style:style style:name="P6" style:family="paragraph" style:parent-style-name="podstawowy_5f_akapit_5f_pozdro">
      <style:paragraph-properties fo:margin-left="0cm" fo:margin-right="0cm" fo:text-indent="0cm" style:auto-text-indent="false"/>
      <style:text-properties officeooo:rsid="001dfdec" officeooo:paragraph-rsid="001dfdec"/>
    </style:style>
    <style:style style:name="P7" style:family="paragraph" style:parent-style-name="Cytat">
      <style:text-properties officeooo:paragraph-rsid="001dd78b"/>
    </style:style>
    <style:style style:name="P8" style:family="paragraph" style:parent-style-name="Contents_20_2">
      <style:paragraph-properties>
        <style:tab-stops>
          <style:tab-stop style:position="15.998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RefHeading___Toc219_1012289782"/>KORDIAN<text:bookmark-end text:name="__RefHeading___Toc219_1012289782"/></text:h>
      <text:h text:style-name="P4" text:outline-level="2"><text:bookmark-start text:name="__RefHeading___Toc221_1012289782"/>WSTĘP<text:bookmark-end text:name="__RefHeading___Toc221_1012289782"/></text:h>
      <text:p text:style-name="podstawowy_5f_akapit_5f_pozdro">"Kordian" został napisany w 1833 roku w Szwajcarii, wydany zaś anonimowo w Paryżu w 1834 r. W podtytule autor umieścił informacje: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odstawowy_5f_akapit_5f_pozdro">Spiskowcy działali w porozumieniu z wpływowymi osobistościami ówczesnego życia politycznego, wśród których główną rolę odgrywał Julian Ursyn Niemcewicz. Ludzie ci w ostatniej chwili, obawiając się konsekwencji, odmówili udziału w spisku.</text:p>
      <text:h text:style-name="P4" text:outline-level="2"><text:bookmark-start text:name="__RefHeading___Toc223_1012289782"/>KRYTYKA WODZÓW POWSTANIA LISTOPADOWEGO W "PRZYGOTOWANIU"<text:bookmark-end text:name="__RefHeading___Toc223_1012289782"/></text:h>
      <text:p text:style-name="podstawowy_5f_akapit_5f_pozdro">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odstawowy_5f_akapit_5f_pozdro">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text:s/>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odstawowy_5f_akapit_5f_pozdro">Także Joachim Lelewel, przywódca emigracyjnego Komitetu Narodowego Polskiego, nie znalazł uznania w oczach Słowackiego. Lelewel <text:soft-page-break/>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Cytat">"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P4" text:outline-level="2"><text:bookmark-start text:name="__RefHeading___Toc225_1012289782"/>KRYTYKA IDEI SZLACHECKIEGO REWOLUCJONIZMU W "KORDIANIE"<text:bookmark-end text:name="__RefHeading___Toc225_1012289782"/></text:h>
      <text:p text:style-name="podstawowy_5f_akapit_5f_pozdro">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7">"Boże zdejm z mego serca jaskółczy niepokój,<text:line-break/>Daj życiu duszę i cel duszy wyprorokuj..."</text:p>
      <text:p text:style-name="P5">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odstawowy_5f_akapit_5f_pozdro">Pierwszym etapem jego podróży jest Londyn. Anglia była mu dotąd znana jedynie z literatury. Rzeczywistość, którą ma teraz okazję obserwować, jest <text:soft-page-break/>zupełnie inna. Prawo można oszukać, kryjąc się przed wierzycielami, zaszczyty i uznanie można kupić. Kolejne rozczarowanie przeżywa Kordian we Włoszech.</text:p>
      <text:p text:style-name="Cytat">Zachowanie się Wioletty powoduje, że Kordian przestaje wierzyć w romantyczną, wyidealizowaną miłość. Okazuje się bowiem, że uczucie kobiety można także kupić.</text:p>
      <text:p text:style-name="podstawowy_5f_akapit_5f_pozdro">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4" text:outline-level="2"><text:bookmark-start text:name="__RefHeading___Toc227_1012289782"/>CECHY ARTYSTYCZNE DRAMATU<text:bookmark-end text:name="__RefHeading___Toc227_1012289782"/></text:h>
      <text:p text:style-name="podstawowy_5f_akapit_5f_pozdro">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h text:style-name="Heading_20_1" text:outline-level="1"><text:bookmark-start text:name="__RefHeading___Toc645_1012289782"/>Spis Treści<text:bookmark-end text:name="__RefHeading___Toc645_1012289782"/></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text:a xlink:type="simple" xlink:href="#__RefHeading___Toc219_1012289782" text:style-name="Index_20_Link" text:visited-style-name="Index_20_Link">KORDIAN<text:tab/>1</text:a></text:p>
          <text:p text:style-name="P8"><text:a xlink:type="simple" xlink:href="#__RefHeading___Toc221_1012289782" text:style-name="Index_20_Link" text:visited-style-name="Index_20_Link">WSTĘP<text:tab/>1</text:a></text:p>
          <text:p text:style-name="P8"><text:a xlink:type="simple" xlink:href="#__RefHeading___Toc223_1012289782" text:style-name="Index_20_Link" text:visited-style-name="Index_20_Link">KRYTYKA WODZÓW POWSTANIA LISTOPADOWEGO W "PRZYGOTOWANIU"<text:tab/>1</text:a></text:p>
          <text:p text:style-name="P8"><text:soft-page-break/><text:a xlink:type="simple" xlink:href="#__RefHeading___Toc225_1012289782" text:style-name="Index_20_Link" text:visited-style-name="Index_20_Link">KRYTYKA IDEI SZLACHECKIEGO REWOLUCJONIZMU W "KORDIANIE"<text:tab/>2</text:a></text:p>
          <text:p text:style-name="P8"><text:a xlink:type="simple" xlink:href="#__RefHeading___Toc227_1012289782" text:style-name="Index_20_Link" text:visited-style-name="Index_20_Link">CECHY ARTYSTYCZNE DRAMATU<text:tab/>3</text:a></text:p>
          <text:p text:style-name="P2"><text:a xlink:type="simple" xlink:href="#__RefHeading___Toc645_1012289782" text:style-name="Index_20_Link" text:visited-style-name="Index_20_Link">Spis Treści<text:tab/>3</text:a></text:p>
        </text:index-body>
      </text:table-of-content>
      <text:p text:style-name="Text_20_bod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odstawowy_5f_akapit_5f_pozdro" style:display-name="podstawowy_akapit_pozdro" style:family="paragraph" style:parent-style-name="Standard" style:master-page-name="">
      <loext:graphic-properties draw:fill="none"/>
      <style:paragraph-properties fo:margin-left="0cm" fo:margin-right="0cm" fo:margin-top="0.199cm" fo:margin-bottom="0.199cm" loext:contextual-spacing="false" fo:line-height="115%" fo:text-align="justify" style:justify-single-word="false" fo:orphans="2" fo:widows="2" fo:text-indent="1.199cm" style:auto-text-indent="false" style:page-number="auto" fo:background-color="transparent" style:writing-mode="lr-tb"/>
      <style:text-properties fo:font-size="14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ytat" style:family="paragraph" style:parent-style-name="Quotations">
      <loext:graphic-properties draw:fill="none"/>
      <style:paragraph-properties fo:margin-left="2.3cm" fo:margin-right="0cm" fo:margin-top="0cm" fo:margin-bottom="0.499cm" loext:contextual-spacing="false" fo:text-align="start" style:justify-single-word="false" fo:orphans="2" fo:widows="2" fo:text-indent="0cm" style:auto-text-indent="false" fo:background-color="transparent" style:writing-mode="lr-tb"/>
      <style:text-properties fo:font-size="10.5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master-page-name="">
      <loext:graphic-properties draw:fill="none"/>
      <style:paragraph-properties fo:margin-left="0cm" fo:margin-right="0cm" fo:text-align="end"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10:31:19.943153590</dc:date>
    <meta:editing-cycles>3</meta:editing-cycles>
    <meta:editing-duration>PT10M59S</meta:editing-duration>
    <meta:generator>LibreOffice/5.4.0.3$Linux_X86_64 LibreOffice_project/40m0$Build-3</meta:generator>
    <meta:document-statistic meta:table-count="0" meta:image-count="0" meta:object-count="0" meta:page-count="4" meta:paragraph-count="27" meta:word-count="895" meta:character-count="6518" meta:non-whitespace-character-count="5645"/>
  </office:meta>
</office:document-meta>
</file>